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83775571" text:style-name="List_20_1">
        <text:list-item>
          <text:p text:style-name="List_20_1">First level</text:p>
          <text:list>
            <text:list-item>
              <text:p text:style-name="List_20_1">Second level</text:p>
            </text:list-item>
          </text:list>
        </text:list-item>
        <text:list-item>
          <text:p text:style-name="List_20_1">First again</text:p>
          <text:list>
            <text:list-item>
              <text:p text:style-name="List_20_1">Second again</text:p>
            </text:list-item>
            <text:list-item>
              <text:p text:style-name="List_20_1">Once more</text:p>
              <text:list>
                <text:list-item>
                  <text:p text:style-name="List_20_1">Third level</text:p>
                  <text:list>
                    <text:list-item>
                      <text:p text:style-name="List_20_1">And number four</text:p>
                    </text:list-item>
                  </text:list>
                </text:list-item>
              </text:list>
            </text:list-item>
            <text:list-item>
              <text:p text:style-name="List_20_1">Closing on second leve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7-30T09:53:47</meta:creation-date>
    <meta:generator>LibreOffice/3.5$Linux_x86 LibreOffice_project/350m1$Build-2</meta:generator>
    <dc:date>2013-07-30T13:46:09</dc:date>
    <dc:creator>Stefan Merten</dc:creator>
    <meta:editing-duration>PT20M40S</meta:editing-duration>
    <meta:editing-cycles>9</meta:editing-cycles>
    <meta:document-statistic meta:table-count="0" meta:image-count="0" meta:object-count="0" meta:page-count="1" meta:paragraph-count="8" meta:word-count="27" meta:character-count="112" meta:non-whitespace-character-count="101"/>
  </office:meta>
</office:document-meta>
</file>